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61"/>
    <style:style style:name="ce4" style:family="table-cell" style:parent-style-name="Default" style:data-style-name="N61">
      <style:table-cell-properties fo:background-color="#fff200"/>
    </style:style>
    <style:style style:name="ce5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ompensator Design Calculations</text:p>
          </table:table-cell>
          <table:covered-table-cell/>
          <table:covered-table-cell table:style-name="Default"/>
          <table:covered-table-cell table:number-columns-repeated="4"/>
        </table:table-row>
        <table:table-row table:style-name="ro1">
          <table:table-cell table:style-name="ce2" office:value-type="string" calcext:value-type="string">
            <text:p>Open Loop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sw</text:p>
          </table:table-cell>
          <table:table-cell table:style-name="ce6" office:value-type="float" office:value="8000000" calcext:value-type="float">
            <text:p>8.00E+0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C gain of uncompensated Network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 gain of uncompensated Network</text:p>
          </table:table-cell>
          <table:table-cell table:formula="of:=POWER(10;[.B5]/20)" office:value-type="float" office:value="707.945784384138" calcext:value-type="float">
            <text:p>707.945784384138</text:p>
          </table:table-cell>
          <table:table-cell office:value-type="string" calcext:value-type="string">
            <text:p>V/V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esirable UGB</text:p>
          </table:table-cell>
          <table:table-cell table:style-name="ce4" table:formula="of:=[.B4]/10" office:value-type="float" office:value="800000" calcext:value-type="float">
            <text:p>8.00E+05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L</text:p>
          </table:table-cell>
          <table:table-cell table:style-name="ce6" office:value-type="float" office:value="0.00000047" calcext:value-type="float">
            <text:p>4.70E-07</text:p>
          </table:table-cell>
          <table:table-cell table:style-name="ce2" office:value-type="string" calcext:value-type="string">
            <text:p>Henry</text:p>
          </table:table-cell>
          <table:table-cell/>
        </table:table-row>
        <table:table-row table:style-name="ro1">
          <table:table-cell office:value-type="string" calcext:value-type="string">
            <text:p>Gain of Open loop (uncompensated) @ UGB</text:p>
          </table:table-cell>
          <table:table-cell table:style-name="ce5" office:value-type="float" office:value="8.6" calcext:value-type="float">
            <text:p>8.6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C</text:p>
          </table:table-cell>
          <table:table-cell table:style-name="ce6" office:value-type="float" office:value="0.00002" calcext:value-type="float">
            <text:p>2.00E-05</text:p>
          </table:table-cell>
          <table:table-cell table:style-name="ce2" office:value-type="string" calcext:value-type="string">
            <text:p>Farad</text:p>
          </table:table-cell>
          <table:table-cell/>
        </table:table-row>
        <table:table-row table:style-name="ro1">
          <table:table-cell office:value-type="string" calcext:value-type="string">
            <text:p>Required Gain of compensation @ UGB</text:p>
          </table:table-cell>
          <table:table-cell table:formula="of:=1/POWER(10;[.B8]/20)" office:value-type="float" office:value="0.371535229097173" calcext:value-type="float">
            <text:p>0.371535229097173</text:p>
          </table:table-cell>
          <table:table-cell office:value-type="string" calcext:value-type="string">
            <text:p>V/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ired Kp @ Midband</text:p>
          </table:table-cell>
          <table:table-cell table:formula="of:=[.B9]/SQRT(1+POWER([.B7]/[.B14];2))" office:value-type="float" office:value="0.0240576854035765" calcext:value-type="float">
            <text:p>0.024057685403577</text:p>
          </table:table-cell>
          <table:table-cell office:value-type="string" calcext:value-type="string">
            <text:p>V/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ired Kp @ Midband</text:p>
          </table:table-cell>
          <table:table-cell table:formula="of:=20*LOG([.B10])" office:value-type="float" office:value="-32.3749231715187" calcext:value-type="float">
            <text:p>-32.3749231715187</text:p>
          </table:table-cell>
          <table:table-cell office:value-type="string" calcext:value-type="string">
            <text:p>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all Estimated Midband Gain (Compensated)</text:p>
          </table:table-cell>
          <table:table-cell table:formula="of:=SUM([.B5];[.B11])" office:value-type="float" office:value="24.6250768284813" calcext:value-type="float">
            <text:p>24.6250768284813</text:p>
          </table:table-cell>
          <table:table-cell table:style-name="Default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Wz_2</text:p>
          </table:table-cell>
          <table:table-cell table:style-name="ce6" table:formula="of:=[.B16]" office:value-type="float" office:value="51910.6186720332" calcext:value-type="float">
            <text:p>5.19E+04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z_1</text:p>
          </table:table-cell>
          <table:table-cell table:formula="of:=[.B14]/5" office:value-type="float" office:value="10382.1237344066" calcext:value-type="float">
            <text:p>10382.1237344066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o</text:p>
          </table:table-cell>
          <table:table-cell table:formula="of:=1/(2*PI()*SQRT([.E7]*[.E8]))" office:value-type="float" office:value="51910.6186720332" calcext:value-type="float">
            <text:p>51910.6186720332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6" office:value-type="float" office:value="100000" calcext:value-type="float">
            <text:p>1.00E+05</text:p>
          </table:table-cell>
          <table:table-cell office:value-type="string" calcext:value-type="string">
            <text:p>Ohm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z1</text:p>
          </table:table-cell>
          <table:table-cell table:formula="of:=[.B10]*[.B17]" office:value-type="float" office:value="2405.76854035765" calcext:value-type="float">
            <text:p>2405.76854035765</text:p>
          </table:table-cell>
          <table:table-cell office:value-type="string" calcext:value-type="string">
            <text:p>Ohm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z1</text:p>
          </table:table-cell>
          <table:table-cell table:formula="of:=1/(2*PI()*[.B18]*[.B15])" office:value-type="float" office:value="0.00000000637206342156128" calcext:value-type="float">
            <text:p>6.37206342156128E-09</text:p>
          </table:table-cell>
          <table:table-cell office:value-type="string" calcext:value-type="string">
            <text:p>Farad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z2</text:p>
          </table:table-cell>
          <table:table-cell table:formula="of:=1/(2*PI()*[.B14]*[.B17])" office:value-type="float" office:value="0.0000000000306594194335118" calcext:value-type="float">
            <text:p>3.06594194335118E-11</text:p>
          </table:table-cell>
          <table:table-cell office:value-type="string" calcext:value-type="string">
            <text:p>Farad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Ki(crossover frequency if only integrator was there)</text:p>
          </table:table-cell>
          <table:table-cell table:formula="of:=1/(2*PI()*[.B17]*[.B19])" office:value-type="float" office:value="249.76986662336" calcext:value-type="float">
            <text:p>249.76986662336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17:46:34.3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8-11-05T00:07:28.491000000</dc:date>
    <meta:editing-duration>PT4H42M46S</meta:editing-duration>
    <meta:editing-cycles>2</meta:editing-cycles>
    <meta:document-statistic meta:table-count="1" meta:cell-count="58" meta:object-count="0"/>
  </office:meta>
</office:document-meta>
</file>